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Menlo Regular" svg:font-family="'Menlo 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entury Gothic1" svg:font-family="'Century Gothic'"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enlo Regular1" svg:font-family="'Menlo Regular'"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36786"/>
    </style:style>
    <style:style style:name="P3" style:family="paragraph" style:parent-style-name="Standard">
      <style:paragraph-properties fo:text-align="justify" style:justify-single-word="false"/>
      <style:text-properties officeooo:paragraph-rsid="001459aa"/>
    </style:style>
    <style:style style:name="P4" style:family="paragraph" style:parent-style-name="Standard">
      <style:paragraph-properties fo:text-align="justify" style:justify-single-word="false"/>
      <style:text-properties officeooo:paragraph-rsid="00167e18"/>
    </style:style>
    <style:style style:name="P5" style:family="paragraph" style:parent-style-name="Standard">
      <style:text-properties fo:color="#000000" style:font-name-asian="ＭＳ 明朝" style:font-name-complex="Menlo Regular1" style:font-size-complex="20pt"/>
    </style:style>
    <style:style style:name="P6" style:family="paragraph" style:parent-style-name="Heading_20_2">
      <style:text-properties fo:font-size="5pt" style:font-name-asian="Times New Roman" style:font-size-asian="5pt"/>
    </style:style>
    <style:style style:name="P7" style:family="paragraph" style:parent-style-name="Heading_20_2">
      <style:text-properties style:font-name-asian="Times New Roman"/>
    </style:style>
    <style:style style:name="P8" style:family="paragraph" style:parent-style-name="Heading_20_2">
      <style:text-properties style:text-underline-style="solid" style:text-underline-width="auto" style:text-underline-color="font-color" style:font-name-asian="Times New Roman"/>
    </style:style>
    <style:style style:name="P9" style:family="paragraph" style:parent-style-name="Heading_20_1" style:master-page-name="Standard">
      <style:paragraph-properties style:page-number="auto"/>
      <style:text-properties style:font-name-asian="Times New Roman"/>
    </style:style>
    <style:style style:name="T1" style:family="text">
      <style:text-properties fo:color="#000000" style:font-name="Menlo Regular" style:font-name-asian="ＭＳ 明朝" style:font-name-complex="Menlo Regular1" style:font-size-complex="20pt"/>
    </style:style>
    <style:style style:name="T2" style:family="text">
      <style:text-properties style:font-name="Calibri" fo:font-size="10pt" style:font-size-asian="10pt" style:font-name-complex="Calibri1" style:font-size-complex="10pt"/>
    </style:style>
    <style:style style:name="T3" style:family="text">
      <style:text-properties style:font-name="Calibri" fo:font-size="10pt" officeooo:rsid="00136786" style:font-size-asian="10pt" style:font-name-complex="Calibri1" style:font-size-complex="10pt"/>
    </style:style>
    <style:style style:name="T4" style:family="text">
      <style:text-properties style:font-name="Calibri" fo:font-size="10pt" officeooo:rsid="001868ae" style:font-size-asian="10pt" style:font-name-complex="Calibri1" style:font-size-complex="10pt"/>
    </style:style>
    <style:style style:name="T5" style:family="text">
      <style:text-properties style:font-name="Calibri" fo:font-size="10pt" officeooo:rsid="001e7b9d" style:font-size-asian="10pt" style:font-name-complex="Calibri1" style:font-size-complex="10pt"/>
    </style:style>
    <style:style style:name="T6" style:family="text">
      <style:text-properties style:font-name="Calibri" fo:font-size="10pt" officeooo:rsid="00200f25" style:font-size-asian="10pt" style:font-name-complex="Calibri1"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SP554—Big Data Technologies</text:h>
      <text:h text:style-name="P7" text:outline-level="2">Assignment #8</text:h>
      <text:h text:style-name="P8" text:outline-level="2">Worth: 10 points (5 points for each problem)</text:h>
      <text:p text:style-name="P2">Exercise 1) Read and provide a half page summary and analysis of this article available on the blackboard in the ‘Articles’ section: Dynamo: Amazon’s Highly Available Key-value Store.</text:p>
      <text:p text:style-name="P2"><text:span text:style-name="T2">The article </text:span><text:span text:style-name="T3">contains detail of </text:span><text:span text:style-name="T2">design and implementation of Dynamo, a highly available and scalable distributed data (key-value) storage system built for Amazon’s platform that some of Amazon’s core services use to provide an “always-on” experience. Dynamo provides a simple primary-key only interface to meet the requirements of applications that only need primary-key access to a data store such as those that provide best seller lists, shopping carts, customer preferences, session management, sales rank, and product catalog etc. Dynamo </text:span><text:span text:style-name="T3">provides scalibility,availability and consistancy. </text:span><text:span text:style-name="T2">Dynamo is a completely decentralized system with minimal need for manual administration. Storage nodes can be added and removed from Dynamo without requiring any manual partitioning or redistribution. Dynamo is a highly available and scalable data store, used for storing state of a number of core services of Amazon.com’s e-commerce platform. It provides the desired levels of availability and performance and has been successful in handling server failures, data center failures and network partitions. Dynamo is incrementally scalable and allows service owners to scale up and down based on their current request load. It also allows the service owners to customize their storage system to meet their desired performance, durability and consistency SLAs by allowing them to tune the parameters N (durability of each object), R and W (object availability, durability and consistency) respectively.</text:span></text:p>
      <text:p text:style-name="P3">Exercise 2) Read and provide a half page summary and analysis of this article available on the blackboard in the ‘Articles’ section: Data management in cloud environments: NoSQL and NewSQL data stores.</text:p>
      <text:p text:style-name="P4"><text:span text:style-name="T2">Big Data is a term used to refer to massive and complex datasets made up of a variety of data structures, including structured, semi-structured, and unstructured data. </text:span>At about the same time, cloud computing has also emerged as a computational paradigm for on-demand network access to a shared pool of computing resources (e.g., network, servers, storage, applications, and services) that can be rapidly provisioned with minimal management effort.<text:span text:style-name="T2">The article reviews NoSQL and NewSQL data store solutions with the objective <text:s/></text:span><text:span text:style-name="T4">of of</text:span><text:span text:style-name="T2"> provid</text:span><text:span text:style-name="T4">ing</text:span><text:span text:style-name="T2"> a perspective on the domain by summarizing, organizing, and categorizing NoSQL and NewSQL solutions. </text:span><text:span text:style-name="T4">Another </text:span><text:span text:style-name="T5">observation given by this article is the </text:span><text:span text:style-name="T2">compar</text:span><text:span text:style-name="T5">ition of</text:span><text:span text:style-name="T2"> the characteristics of the leading solutions to provide guidance to practitioners and researchers to choose the appropriate data store for specific applications.</text:span><text:span text:style-name="T5">Another obervation was </text:span><text:span text:style-name="T2">identify</text:span><text:span text:style-name="T5">ing</text:span><text:span text:style-name="T2"> research challenges and </text:span><text:soft-page-break/><text:span text:style-name="T2">opportunities in the field of large-scale distributed data management.Specifically, the most prominent solutions are compared focusing on a number of dimensions, including Data Models (Key-Value stores, Column-family stores, Document stores, Graph Databases, New SQL), querying capabilities, scaling, and security attributes related capabilities. This study has also led to identification of challenges in the field, including the immense diversity and inconsistency of terminologies, limited documentation, sparse comparison and benchmarking criteria, occasional immaturity of solutions and lack of support and nonexistence of standardized query languages.The article </text:span><text:span text:style-name="T6">mainly </text:span><text:span text:style-name="T2">focuses on the storage aspect of cloud computing, specifically on data management in cloud environments.The paper reviewed NoSQL and NewSQL data stores with the objectives objective of identifying challenges and opportunities in the field.The discussion of the use cases of implementation of NoSQL and NewSQL data stores, together with the comparison of data stores on several dimensions such as Data Models, Querying, Scaling, and Security, helps assist practitioners in choosing the best storage solution for their needs. </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Menlo Regular" svg:font-family="'Menlo 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entury Gothic1" svg:font-family="'Century Gothic'"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enlo Regular1" svg:font-family="'Menlo Regular'"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1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3335in" fo:margin-bottom="0in" loext:contextual-spacing="false" fo:keep-with-next="always"/>
      <style:text-properties fo:color="#365f91" style:font-name="Cambria" fo:font-family="Cambria" style:font-family-generic="roman" style:font-pitch="variable" fo:font-size="14pt" fo:font-weight="bold" style:letter-kerning="tru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with-next="always"/>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entury Gothic" fo:font-family="'Century Gothic'" style:font-family-generic="roman" style:font-pitch="variable" fo:font-size="12pt" style:font-size-asian="12pt" style:font-name-complex="Century Gothic1" style:font-family-complex="'Century Gothic'"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letter-kerning="true" style:font-name-asian="Cambria1" style:font-family-asian="Cambria"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Rosen</meta:initial-creator>
    <meta:editing-cycles>12</meta:editing-cycles>
    <meta:creation-date>2018-10-14T20:59:00</meta:creation-date>
    <dc:date>2018-10-25T15:30:11.141571325</dc:date>
    <meta:editing-duration>PT4H55M37S</meta:editing-duration>
    <meta:generator>LibreOffice/6.0.3.2$Linux_X86_64 LibreOffice_project/00m0$Build-2</meta:generator>
    <meta:document-statistic meta:table-count="0" meta:image-count="0" meta:object-count="0" meta:page-count="2" meta:paragraph-count="7" meta:word-count="587" meta:character-count="4086" meta:non-whitespace-character-count="35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